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T2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3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4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5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6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7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8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9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10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11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12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13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14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15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16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17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18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19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20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21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22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23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24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25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26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27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28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29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30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  <style:style style:name="T31" style:parent-style-name="強調粗體" style:family="text">
      <style:text-properties style:font-name="Segoe UI" style:font-name-complex="Segoe UI" fo:font-weight="normal" style:font-weight-asian="normal" style:font-weight-complex="normal" fo:color="#171717" fo:background-color="#FFFFFF"/>
    </style:style>
  </office:automatic-styles>
  <office:body>
    <office:text text:use-soft-page-breaks="true">
      <text:p text:style-name="P1"><text:span text:style-name="T2">B10821031<text:s/></text:span><text:span text:style-name="T3">張乃元</text:span></text:p>
      <text:p text:style-name="內文"><text:span text:style-name="T4">Mid(string, start, [ length ])<text:s/></text:span><text:span text:style-name="T5">：傳回</text:span><text:span text:style-name="T6"><text:s/>Variant (String)</text:span><text:span text:style-name="T7">，包含字串的指定字元數。</text:span></text:p>
      <text:p text:style-name="內文"/>
      <text:p text:style-name="內文"><text:span text:style-name="T8">Pmt(rate, nper, pv, [ fv, [ type ]])</text:span><text:span text:style-name="T9">：傳回</text:span><text:span text:style-name="T10"><text:s/>[</text:span><text:span text:style-name="T11">雙精準數</text:span><text:span text:style-name="T12">]</text:span><text:span text:style-name="T13">，根據定期、固定付款和固定利率，指定年金的付款金額。</text:span></text:p>
      <text:p text:style-name="內文"/>
      <text:p text:style-name="內文"><text:span text:style-name="T14">Input(number, [ # ]filenumber)</text:span><text:span text:style-name="T15">：傳回字串，包含在</text:span><text:span text:style-name="T16"><text:s/>[</text:span><text:span text:style-name="T17">輸入</text:span><text:span text:style-name="T18">]<text:s/></text:span><text:span text:style-name="T19">或</text:span><text:span text:style-name="T20"><text:s/>[</text:span><text:span text:style-name="T21">二進位</text:span><text:span text:style-name="T22">]<text:s/></text:span><text:span text:style-name="T23">模式下開啟的檔案的字元。</text:span></text:p>
      <text:p text:style-name="內文"/>
      <text:p text:style-name="內文"><text:span text:style-name="T24">Date</text:span><text:span text:style-name="T25">：會傳回</text:span><text:span text:style-name="T26"><text:s/>Variant (date)<text:s/></text:span><text:span text:style-name="T27">包含目前的系統日期。</text:span></text:p>
      <text:p text:style-name="內文"/>
      <text:p text:style-name="內文"><text:span text:style-name="T28">Array(arglist)</text:span><text:span text:style-name="T29">：傳回包含陣列的</text:span><text:span text:style-name="T30"><text:s/>Variant</text:span><text:span text:style-name="T31">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style:style style:name="強調斜體" style:display-name="強調斜體" style:family="text" style:parent-style-name="預設段落字型">
      <style:text-properties fo:font-style="italic" style:font-style-asian="italic" style:font-style-complex="italic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乃元 張</meta:initial-creator>
    <dc:creator>乃元 張</dc:creator>
    <meta:creation-date>2022-03-28T08:37:00Z</meta:creation-date>
    <dc:date>2022-03-28T08:37:00Z</dc:date>
    <meta:template xlink:href="Normal.dotm" xlink:type="simple"/>
    <meta:editing-cycles>2</meta:editing-cycles>
    <meta:editing-duration>PT0S</meta:editing-duration>
    <meta:document-statistic meta:page-count="1" meta:paragraph-count="1" meta:word-count="42" meta:character-count="287" meta:row-count="2" meta:non-whitespace-character-count="246"/>
  </office:meta>
</office:document-meta>
</file>